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3F0000002A048A7DD5.png" manifest:media-type="image/png"/>
  <manifest:file-entry manifest:full-path="Pictures/10000000000001F40000014D6C2100C9.png" manifest:media-type="image/png"/>
  <manifest:file-entry manifest:full-path="Pictures/10000000000001F40000014D2BAFA69E.png" manifest:media-type="image/png"/>
  <manifest:file-entry manifest:full-path="Pictures/10000000000001F40000014D3999EEC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2"><text:span text:style-name="T1">Deep </text:span></text:p>
          <text:p text:style-name="P2"><text:span text:style-name="T1">Convolutional </text:span></text:p>
          <text:p text:style-name="P2"><text:span text:style-name="T1">Neural </text:span></text:p>
          <text:p text:style-name="P2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92 -13971 763 763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381 0zm763-763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3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3"><text:span text:style-name="T2">Coarse</text:span></text:p>
          <text:p text:style-name="P3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3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3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3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4-12-17T19:48:01</meta:creation-date>
    <dc:date>2014-12-17T21:43:17</dc:date>
    <dc:creator>lcchen </dc:creator>
    <meta:editing-duration>PT1H10M6S</meta:editing-duration>
    <meta:editing-cycles>25</meta:editing-cycles>
    <meta:generator>LibreOffice/3.5$Linux_X86_64 LibreOffice_project/350m1$Build-2</meta:generator>
    <meta:document-statistic meta:object-count="94"/>
  </office:meta>
</office:document-meta>
</file>